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3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10.1413in"/>
    </style:style>
    <style:style style:name="co4" style:family="table-column">
      <style:table-column-properties fo:break-before="auto" style:column-width="12.4516in"/>
    </style:style>
    <style:style style:name="co5" style:family="table-column">
      <style:table-column-properties fo:break-before="auto" style:column-width="4.60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3528in" fo:break-before="auto" style:use-optimal-row-height="true"/>
    </style:style>
    <style:style style:name="ro3" style:family="table-row">
      <style:table-row-properties style:row-height="2.1972in" fo:break-before="auto" style:use-optimal-row-height="true"/>
    </style:style>
    <style:style style:name="ro4" style:family="table-row">
      <style:table-row-properties style:row-height="2.5075in" fo:break-before="auto" style:use-optimal-row-height="true"/>
    </style:style>
    <style:style style:name="ro5" style:family="table-row">
      <style:table-row-properties style:row-height="12.9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Outpu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../results/a/results/Denis_Trenchev_4_b4c3f5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b4c3f5.rb</text:p>
            <text:p/>
            <text:p>1. you are given two arguments for a folders with files;</text:p>
            <text:p>1.1 if there are other arguments they should be discarded;</text:p>
            <text:p>2. file names in this folders are in the form First_Last_digits.rb; </text:p>
            <text:p>3. find  the students with 5 letters in the first name that are in both folders. A student is in both folders if it there is a file with the same First and Last Name. Digits might be different;</text:p>
            <text:p>4. Sort the result by Last name ;</text:p>
            <text:p>5. Produce a result in CSV format named result.csv:</text:p>
            <text:p/>
            <text:p>LastName1,FirstName1</text:p>
            <text:p>LastName2,FirstName2</text:p>
            <text:p>...</text:p>
            <text:p>LastNameN,FirstNameN</text:p>
            <text:p/>
            <text:p/>
          </table:table-cell>
          <table:table-cell office:value-type="string" calcext:value-type="string">
            <text:p>L5le1,F5le9</text:p>
            <text:p>L5le2,F5le2</text:p>
            <text:p>L5le3,F5le3</text:p>
            <text:p/>
          </table:table-cell>
          <table:table-cell office:value-type="string" calcext:value-type="string">
            <text:p>No result.csv file was fou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../results/a/results/Marian_Belchev_17_ad26e0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ad26e0.rb</text:p>
            <text:p/>
            <text:p>1. you are given two arguments for a folders with files;</text:p>
            <text:p>1.1 if there are other arguments they should be discarded;</text:p>
            <text:p>2. file names in this folders are in the form First_Last_digits.rb; </text:p>
            <text:p>3. find  the students that are only in the second folder and not in the first. A student is in both folders if it there is a file with the same First and Last Name. Digits might be different;</text:p>
            <text:p>4. Sort the result by First name ;</text:p>
            <text:p>5. Produce a result in CSV format named result.csv:</text:p>
            <text:p/>
            <text:p>LastName1,FirstName1</text:p>
            <text:p>LastName2,FirstName2</text:p>
            <text:p>...</text:p>
            <text:p>LastNameN,FirstNameN</text:p>
            <text:p/>
            <text:p/>
          </table:table-cell>
          <table:table-cell office:value-type="string" calcext:value-type="string">
            <text:p>L5le4,F5le4</text:p>
            <text:p>LastName3,FirstName3</text:p>
            <text:p/>
          </table:table-cell>
          <table:table-cell office:value-type="string" calcext:value-type="string">
            <text:p>No result.csv file was foun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../results/a/results/Ivelin_Slavchev_10_835552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835552.rb</text:p>
            <text:p/>
            <text:p>1. you are given two arguments for a folders with files;</text:p>
            <text:p>1.1 if there are other arguments they should be discarded;</text:p>
            <text:p>2. Find all the files from both folders that are not in the format FirsrName_LastName_digits.rb. If there are duplicates the file must be written only once. If two files are of the same lenght those files should be sorted in ASC order;</text:p>
            <text:p>3. Calculate the length of their names (including extensions).;</text:p>
            <text:p>4. Sort the result by lenth ;</text:p>
            <text:p>5. Produce a result in CSV format named result.csv:</text:p>
            <text:p/>
            <text:p>File1,3</text:p>
            <text:p>File2,4</text:p>
            <text:p>...</text:p>
            <text:p>FileN,3</text:p>
            <text:p/>
          </table:table-cell>
          <table:table-cell office:value-type="string" calcext:value-type="string">
            <text:p>FirstName3Invalid_LastName3Invalid.rb,37</text:p>
            <text:p>FirstName3_LastName3Invalid.rb,31</text:p>
            <text:p>F10letter1_L10letter1.rb,24</text:p>
            <text:p>F10letter2_L10letter2.rb,24</text:p>
            <text:p>F10letter3_L10letter4.rb,24</text:p>
            <text:p>F10letters_L10letters.rb,24</text:p>
            <text:p>invalid.rb,10</text:p>
            <text:p/>
          </table:table-cell>
          <table:table-cell office:value-type="string" calcext:value-type="string">
            <text:p>No result.csv file was foun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../results/a/results/Stanislav_Valkanov_25_4482c1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4482c1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5 letters in their second name;</text:p>
            <text:p>4. Sort the result by First name DE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5le9,L5le1</text:p>
            <text:p>F5le3,L5le3</text:p>
            <text:p>F5le2,L5le2</text:p>
            <text:p/>
          </table:table-cell>
          <table:table-cell office:value-type="string" calcext:value-type="string">
            <text:p>No result.csv file was fou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../results/a/results/Petko_Bozhinov_21_954dc6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954dc6.rb</text:p>
            <text:p/>
            <text:p>1. you are given two arguments for a folders with files;</text:p>
            <text:p>1.1 if there are other arguments they should be discarded;</text:p>
            <text:p>2. file names in this folders are in the form First_Last_digits.rb; </text:p>
            <text:p>3. find  the students with 5 letters in the first name that are in both folders. A student is in both folders if it there is a file with the same First and Last Name. Digits might be different;</text:p>
            <text:p>4. Sort the result by Last name ;</text:p>
            <text:p>5. Produce a result in CSV format named result.csv:</text:p>
            <text:p/>
            <text:p>LastName1,FirstName1</text:p>
            <text:p>LastName2,FirstName2</text:p>
            <text:p>...</text:p>
            <text:p>LastNameN,FirstNameN</text:p>
            <text:p/>
            <text:p/>
          </table:table-cell>
          <table:table-cell office:value-type="string" calcext:value-type="string">
            <text:p>L5le1,F5le9</text:p>
            <text:p>L5le2,F5le2</text:p>
            <text:p>L5le3,F5le3</text:p>
            <text:p/>
          </table:table-cell>
          <table:table-cell office:value-type="string" calcext:value-type="string">
            <text:p>No result.csv file was foun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../results/a/results/Nikola_Marinov_20_add57e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add57e.rb</text:p>
            <text:p/>
            <text:p>1. you are given two arguments for a folders with files;</text:p>
            <text:p>1.1 if there are other arguments they should be discarded;</text:p>
            <text:p>2. Find all the files from both folders that have exactly 7 digits from 0 to 9 in their names excluding extension. If there are duplicates the file must be written only once.;</text:p>
            <text:p>3. Calculate the length of their names (including extensions) divided by 2 rounded to the smalles number;</text:p>
            <text:p>4. Sort the result by File name ;</text:p>
            <text:p>5. Produce a result in CSV format named result.csv:</text:p>
            <text:p/>
            <text:p>File1,3</text:p>
            <text:p>File2,4</text:p>
            <text:p>...</text:p>
            <text:p>FileN,3</text:p>
            <text:p/>
          </table:table-cell>
          <table:table-cell office:value-type="string" calcext:value-type="string">
            <text:p>F10letter3_L10letter4_3,12</text:p>
            <text:p>F10letter2_L10letter2_6,11</text:p>
            <text:p>F10letter1_L10letter1_7,11</text:p>
            <text:p/>
          </table:table-cell>
          <table:table-cell office:value-type="string" calcext:value-type="string">
            <text:p>No result.csv file was foun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../results/a/results/Georgi_Ivanov_3_871529.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 a program named FirstName_LastName_ClassNumber_871529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5 letters in their second name;</text:p>
            <text:p>4. Sort the result by First name DE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5le9,L5le1</text:p>
            <text:p>F5le3,L5le3</text:p>
            <text:p>F5le2,L5le2</text:p>
            <text:p/>
          </table:table-cell>
          <table:table-cell office:value-type="string" calcext:value-type="string">
            <text:p>F5le9,L5le1</text:p>
            <text:p>F5le3,L5le3</text:p>
            <text:p>F5le2,L5le2</text:p>
            <text:p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../results/a/results/Radoslav_Kostadinov_22_772118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772118.rb</text:p>
            <text:p/>
            <text:p>1. you are given two arguments for a folders with files;</text:p>
            <text:p>1.1 if there are other arguments they should be discarded;</text:p>
            <text:p>2. file names in this folders are in the form First_Last_digits.rb; </text:p>
            <text:p>3. find  the students that are only in the second folder and not in the first. A student is in both folders if it there is a file with the same First and Last Name. Digits might be different;</text:p>
            <text:p>4. Sort the result by First name ;</text:p>
            <text:p>5. Produce a result in CSV format named result.csv:</text:p>
            <text:p/>
            <text:p>LastName1,FirstName1</text:p>
            <text:p>LastName2,FirstName2</text:p>
            <text:p>...</text:p>
            <text:p>LastNameN,FirstNameN</text:p>
            <text:p/>
            <text:p/>
          </table:table-cell>
          <table:table-cell office:value-type="string" calcext:value-type="string">
            <text:p>L5le4,F5le4</text:p>
            <text:p>LastName3,FirstName3</text:p>
            <text:p/>
          </table:table-cell>
          <table:table-cell office:value-type="string" calcext:value-type="string">
            <text:p>L10letter2,F10letter2</text:p>
            <text:p>L10letter4,F10letter3</text:p>
            <text:p>L10letters,F10letters</text:p>
            <text:p>L5le2,F5le2</text:p>
            <text:p>L5le4,F5le4</text:p>
            <text:p>L5le1,F5le9</text:p>
            <text:p>LastName1,FirstName1</text:p>
            <text:p>LastName2,FirstName2</text:p>
            <text:p>LastName3,FirstName3</text:p>
            <text:p>L10letter1,F10letter1</text:p>
            <text:p>L10letter4,F10letter3</text:p>
            <text:p>L10letters,F10letters</text:p>
            <text:p>L5le2,F5le2</text:p>
            <text:p>L5le4,F5le4</text:p>
            <text:p>L5le1,F5le9</text:p>
            <text:p>LastName1,FirstName1</text:p>
            <text:p>LastName2,FirstName2</text:p>
            <text:p>LastName3,FirstName3</text:p>
            <text:p>L10letter1,F10letter1</text:p>
            <text:p>L10letter2,F10letter2</text:p>
            <text:p>L10letters,F10letters</text:p>
            <text:p>L5le2,F5le2</text:p>
            <text:p>L5le4,F5le4</text:p>
            <text:p>L5le1,F5le9</text:p>
            <text:p>LastName1,FirstName1</text:p>
            <text:p>LastName2,FirstName2</text:p>
            <text:p>LastName3,FirstName3</text:p>
            <text:p>L10letter1,F10letter1</text:p>
            <text:p>L10letter2,F10letter2</text:p>
            <text:p>L10letter4,F10letter3</text:p>
            <text:p>L5le2,F5le2</text:p>
            <text:p>L5le4,F5le4</text:p>
            <text:p>L5le1,F5le9</text:p>
            <text:p>LastName1,FirstName1</text:p>
            <text:p>LastName2,FirstName2</text:p>
            <text:p>LastName3,FirstName3</text:p>
            <text:p>L10letter1,F10letter1</text:p>
            <text:p>L10letter2,F10letter2</text:p>
            <text:p>L10letter4,F10letter3</text:p>
            <text:p>L10letters,F10letters</text:p>
            <text:p>L5le4,F5le4</text:p>
            <text:p>L5le1,F5le9</text:p>
            <text:p>LastName1,FirstName1</text:p>
            <text:p>LastName2,FirstName2</text:p>
            <text:p>LastName3,FirstName3</text:p>
            <text:p>L10letter1,F10letter1</text:p>
            <text:p>L10letter2,F10letter2</text:p>
            <text:p>L10letter4,F10letter3</text:p>
            <text:p>L10letters,F10letters</text:p>
            <text:p>L5le2,F5le2</text:p>
            <text:p>L5le4,F5le4</text:p>
            <text:p>L5le1,F5le9</text:p>
            <text:p>LastName1,FirstName1</text:p>
            <text:p>LastName2,FirstName2</text:p>
            <text:p>LastName3,FirstName3</text:p>
            <text:p>L10letter1,F10letter1</text:p>
            <text:p>L10letter2,F10letter2</text:p>
            <text:p>L10letter4,F10letter3</text:p>
            <text:p>L10letters,F10letters</text:p>
            <text:p>L5le2,F5le2</text:p>
            <text:p>L5le4,F5le4</text:p>
            <text:p>LastName1,FirstName1</text:p>
            <text:p>LastName2,FirstName2</text:p>
            <text:p>LastName3,FirstName3</text:p>
            <text:p>L10letter1,F10letter1</text:p>
            <text:p>L10letter2,F10letter2</text:p>
            <text:p>L10letter4,F10letter3</text:p>
            <text:p>L10letters,F10letters</text:p>
            <text:p>L5le2,F5le2</text:p>
            <text:p>L5le4,F5le4</text:p>
            <text:p>L5le1,F5le9</text:p>
            <text:p>LastName2,FirstName2</text:p>
            <text:p>LastName3,FirstName3</text:p>
            <text:p>L10letter1,F10letter1</text:p>
            <text:p>L10letter2,F10letter2</text:p>
            <text:p>L10letter4,F10letter3</text:p>
            <text:p>L10letters,F10letters</text:p>
            <text:p>L5le2,F5le2</text:p>
            <text:p>L5le4,F5le4</text:p>
            <text:p>L5le1,F5le9</text:p>
            <text:p>LastName1,FirstName1</text:p>
            <text:p>LastName3,FirstName3</text:p>
            <text:p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../results/a/results/Simeon_Shopkin_23_56a835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56a835.rb</text:p>
            <text:p/>
            <text:p>1. you are given two arguments for a folders with files;</text:p>
            <text:p>1.1 if there are other arguments they should be discarded;</text:p>
            <text:p>2. Find all the files from both folders that are not in the format FirsrName_LastName_digit.rb. If there are duplicates the file must be written only once. If two files are of the same lenght those files should be sorted in ASC order;</text:p>
            <text:p>3. Calculate the length of their names (including extensions).;</text:p>
            <text:p>4. Sort the result by length ;</text:p>
            <text:p>5. Produce a result in CSV format named result.csv:</text:p>
            <text:p/>
            <text:p>File1,3</text:p>
            <text:p>File2,4</text:p>
            <text:p>...</text:p>
            <text:p>FileN,3</text:p>
            <text:p/>
          </table:table-cell>
          <table:table-cell office:value-type="string" calcext:value-type="string">
            <text:p>invalid.rb,10</text:p>
            <text:p>F10letter1_L10letter1.rb,24</text:p>
            <text:p>F10letter2_L10letter2.rb,24</text:p>
            <text:p>F10letter3_L10letter4.rb,24</text:p>
            <text:p>F10letters_L10letters.rb,24</text:p>
            <text:p>FirstName3_LastName3Invalid.rb,31</text:p>
            <text:p>FirstName3Invalid_LastName3Invalid.rb,37</text:p>
            <text:p/>
          </table:table-cell>
          <table:table-cell office:value-type="string" calcext:value-type="string">
            <text:p>No result.csv file was fou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../results/a/results/Ivo_Valchev_11_6c8bd9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6c8bd9.rb</text:p>
            <text:p/>
            <text:p>1. you are given two arguments for a folders with files;</text:p>
            <text:p>1.1 if there are other arguments they should be discarded;</text:p>
            <text:p>2. file names in this folders are in the form First_Last_digits.rb; </text:p>
            <text:p>3. find  the students with 5 letters in the first name that are in both folders. A student is in both folders if it there is a file with the same First and Last Name. Digits might be different;</text:p>
            <text:p>4. Sort the result by Last name ;</text:p>
            <text:p>5. Produce a result in CSV format named result.csv:</text:p>
            <text:p/>
            <text:p>LastName1,FirstName1</text:p>
            <text:p>LastName2,FirstName2</text:p>
            <text:p>...</text:p>
            <text:p>LastNameN,FirstNameN</text:p>
            <text:p/>
            <text:p/>
          </table:table-cell>
          <table:table-cell office:value-type="string" calcext:value-type="string">
            <text:p>L5le1,F5le9</text:p>
            <text:p>L5le2,F5le2</text:p>
            <text:p>L5le3,F5le3</text:p>
            <text:p/>
          </table:table-cell>
          <table:table-cell office:value-type="string" calcext:value-type="string">
            <text:p>No result.csv file was foun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../results/a/results/Kristina_Pironkova_15_890ba0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890ba0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10 letters in their first name;</text:p>
            <text:p>4. Sort the result by Last Name DE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10letters,L10letters</text:p>
            <text:p>F10letter4,L10letter4</text:p>
            <text:p>F10letter2,L10letter2</text:p>
            <text:p>F10letter1,L10letter1</text:p>
            <text:p/>
          </table:table-cell>
          <table:table-cell office:value-type="string" calcext:value-type="string">
            <text:p>No result.csv file was foun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../results/a/results/Hristo_Dachev_29_4a196f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4a196f.rb</text:p>
            <text:p/>
            <text:p>1. you are given two arguments for a folders with files;</text:p>
            <text:p>1.1 if there are other arguments they should be discarded;</text:p>
            <text:p>2. Find all the files from both folders that are not in the format FirsrName_LastName_digits.rb. If there are duplicates the file must be written only once. If two files are of the same lenght those files should be sorted in ASC order;</text:p>
            <text:p>3. Calculate the length of their names (including extensions).;</text:p>
            <text:p>4. Sort the result by lenth ;</text:p>
            <text:p>5. Produce a result in CSV format named result.csv:</text:p>
            <text:p/>
            <text:p>File1,3</text:p>
            <text:p>File2,4</text:p>
            <text:p>...</text:p>
            <text:p>FileN,3</text:p>
            <text:p/>
          </table:table-cell>
          <table:table-cell office:value-type="string" calcext:value-type="string">
            <text:p>FirstName3Invalid_LastName3Invalid.rb,37</text:p>
            <text:p>FirstName3_LastName3Invalid.rb,31</text:p>
            <text:p>F10letter1_L10letter1.rb,24</text:p>
            <text:p>F10letter2_L10letter2.rb,24</text:p>
            <text:p>F10letter3_L10letter4.rb,24</text:p>
            <text:p>F10letters_L10letters.rb,24</text:p>
            <text:p>invalid.rb,10</text:p>
            <text:p/>
          </table:table-cell>
          <table:table-cell office:value-type="string" calcext:value-type="string">
            <text:p>invalid.rb,10</text:p>
            <text:p>F10letter1_L10letter1.rb,24</text:p>
            <text:p>F10letter3_L10letter4.rb,24</text:p>
            <text:p>F10letter2_L10letter2.rb,24</text:p>
            <text:p>F10letters_L10letters.rb,24</text:p>
            <text:p>FirstName3_LastName3Invalid.rb,30</text:p>
            <text:p>FirstName3Invalid_LastName3Invalid.rb,37</text:p>
            <text:p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../results/a/results/Dimitar_Nestorov_7_0d5526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0d5526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10 letters in their first name;</text:p>
            <text:p>4. Sort the result by Last Name DE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10letters,L10letters</text:p>
            <text:p>F10letter4,L10letter4</text:p>
            <text:p>F10letter2,L10letter2</text:p>
            <text:p>F10letter1,L10letter1</text:p>
            <text:p/>
          </table:table-cell>
          <table:table-cell office:value-type="string" calcext:value-type="string">
            <text:p>No result.csv file was foun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../results/a/results/Lubomir_Yankov_16_650c0b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650c0b.rb</text:p>
            <text:p/>
            <text:p>1. you are given two arguments for a folders with files;</text:p>
            <text:p>1.1 if there are other arguments they should be discarded;</text:p>
            <text:p>2. Find all the files from both folders that have exactly 7 digits from 0 to 9 in their names excluding extension. If there are duplicates the file must be written only once.;</text:p>
            <text:p>3. Calculate the length of their names (including extensions) divided by 2 rounded to the smalles number;</text:p>
            <text:p>4. Sort the result by File name ;</text:p>
            <text:p>5. Produce a result in CSV format named result.csv:</text:p>
            <text:p/>
            <text:p>File1,3</text:p>
            <text:p>File2,4</text:p>
            <text:p>...</text:p>
            <text:p>FileN,3</text:p>
            <text:p/>
          </table:table-cell>
          <table:table-cell office:value-type="string" calcext:value-type="string">
            <text:p>F10letter3_L10letter4_3,12</text:p>
            <text:p>F10letter2_L10letter2_6,11</text:p>
            <text:p>F10letter1_L10letter1_7,11</text:p>
            <text:p/>
          </table:table-cell>
          <table:table-cell office:value-type="string" calcext:value-type="string">
            <text:p>No result.csv file was foun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../results/a/results/Tihomir_Lidanski_27_dafd44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dafd44.rb</text:p>
            <text:p/>
            <text:p>1. you are given two arguments for a folders with files;</text:p>
            <text:p>1.1 if there are other arguments they should be discarded;</text:p>
            <text:p>2. Find all the files from both folders that have exactly 7 digits from 0 to 9 in their names excluding extension. If there are duplicates the file must be written only once.;</text:p>
            <text:p>3. Calculate the length of their names (including extensions) divided by 2 rounded to the smalles number;</text:p>
            <text:p>4. Sort the result by File name ;</text:p>
            <text:p>5. Produce a result in CSV format named result.csv:</text:p>
            <text:p/>
            <text:p>File1,3</text:p>
            <text:p>File2,4</text:p>
            <text:p>...</text:p>
            <text:p>FileN,3</text:p>
            <text:p/>
          </table:table-cell>
          <table:table-cell office:value-type="string" calcext:value-type="string">
            <text:p>F10letter3_L10letter4_3,12</text:p>
            <text:p>F10letter2_L10letter2_6,11</text:p>
            <text:p>F10letter1_L10letter1_7,11</text:p>
            <text:p/>
          </table:table-cell>
          <table:table-cell office:value-type="string" calcext:value-type="string">
            <text:p>No result.csv file was f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./results/a/results/Kalin_Marinov_14_12_bce70c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 not be determined because of hex 12 and number 14</text:p>
          </table:table-cell>
          <table:table-cell office:value-type="string" calcext:value-type="string">
            <text:p>Can not be determined since the hex is 12. Check file name format</text:p>
          </table:table-cell>
          <table:table-cell office:value-type="string" calcext:value-type="string">
            <text:p>No result.csv file was foun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../results/a/results/Stanislav_Gospodinov_26_b36abb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b36abb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5 letters in their second name;</text:p>
            <text:p>4. Sort the result by Last Name A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5le9,L5le1</text:p>
            <text:p>F5le2,L5le2</text:p>
            <text:p>F5le3,L5le3</text:p>
            <text:p/>
          </table:table-cell>
          <table:table-cell office:value-type="string" calcext:value-type="string">
            <text:p>No result.csv file was f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./results/a/results/Borislav_Rusinov_2_6fb3ad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 not be determined because of hex 6fb3ad and number 2</text:p>
          </table:table-cell>
          <table:table-cell office:value-type="string" calcext:value-type="string">
            <text:p>Can not be determined since the hex is 6fb3ad. Check file name format</text:p>
          </table:table-cell>
          <table:table-cell office:value-type="string" calcext:value-type="string">
            <text:p>No result.csv file was foun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../results/a/results/Moretti_Georgiev_19_b7f153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b7f153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10 letters in their second name;</text:p>
            <text:p>4. Sort the result by Last Name A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10letter1,L10letter1</text:p>
            <text:p>F10letter2,L10letter2</text:p>
            <text:p>F10letter3,L10letter4</text:p>
            <text:p>F10letters,L10letters</text:p>
            <text:p/>
          </table:table-cell>
          <table:table-cell office:value-type="string" calcext:value-type="string">
            <text:p>"F10letter1, L10letter1"</text:p>
            <text:p>"F10letter2, L10letter2"</text:p>
            <text:p>"F10letter3, L10letter4"</text:p>
            <text:p>"F10letters, L10letters"</text:p>
            <text:p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../results/a/results/Momchil_Angelov_18_d8aa65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d8aa65.rb</text:p>
            <text:p/>
            <text:p>1. you are given two arguments for a folders with files;</text:p>
            <text:p>1.1 if there are other arguments they should be discarded;</text:p>
            <text:p>2. Find all the files from both folders that are not in the format FirsrName_LastName_digits.rb. If there are duplicates the file must be written only once. If two files are of the same lenght those files should be sorted in ASC order;</text:p>
            <text:p>3. Calculate the length of their names (including extensions).;</text:p>
            <text:p>4. Sort the result by lenth ;</text:p>
            <text:p>5. Produce a result in CSV format named result.csv:</text:p>
            <text:p/>
            <text:p>File1,3</text:p>
            <text:p>File2,4</text:p>
            <text:p>...</text:p>
            <text:p>FileN,3</text:p>
            <text:p/>
          </table:table-cell>
          <table:table-cell office:value-type="string" calcext:value-type="string">
            <text:p>FirstName3Invalid_LastName3Invalid.rb,37</text:p>
            <text:p>FirstName3_LastName3Invalid.rb,31</text:p>
            <text:p>F10letter1_L10letter1.rb,24</text:p>
            <text:p>F10letter2_L10letter2.rb,24</text:p>
            <text:p>F10letter3_L10letter4.rb,24</text:p>
            <text:p>F10letters_L10letters.rb,24</text:p>
            <text:p>invalid.rb,10</text:p>
            <text:p/>
          </table:table-cell>
          <table:table-cell office:value-type="string" calcext:value-type="string">
            <text:p>No result.csv file was foun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../results/a/results/Kamena_Dacheva_13_0af18f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0af18f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5 letters in their second name;</text:p>
            <text:p>4. Sort the result by First name DE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5le9,L5le1</text:p>
            <text:p>F5le3,L5le3</text:p>
            <text:p>F5le2,L5le2</text:p>
            <text:p/>
          </table:table-cell>
          <table:table-cell office:value-type="string" calcext:value-type="string">
            <text:p>F5le3,L5le3</text:p>
            <text:p>F5le2,L5le2</text:p>
            <text:p>F5le9,L5le1</text:p>
            <text:p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../results/a/results/Stanimir_Bogdanov_24_ca514d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ca514d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10 letters in their first name;</text:p>
            <text:p>4. Sort the result by Last Name DE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10letters,L10letters</text:p>
            <text:p>F10letter4,L10letter4</text:p>
            <text:p>F10letter2,L10letter2</text:p>
            <text:p>F10letter1,L10letter1</text:p>
            <text:p/>
          </table:table-cell>
          <table:table-cell office:value-type="string" calcext:value-type="string">
            <text:p>FirstName2,LastName2</text:p>
            <text:p>FirstName1,LastName1</text:p>
            <text:p>F10letters,L10letters</text:p>
            <text:p>F10letter3,L10letter4</text:p>
            <text:p>F10letter2,L10letter2</text:p>
            <text:p>F10letter1,L10letter1</text:p>
            <text:p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../results/a/results/Veselin_Dechev_11A2_5f1c22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 not be determined because of hex 5f1c22 and number 11A2</text:p>
          </table:table-cell>
          <table:table-cell office:value-type="string" calcext:value-type="string">
            <text:p>Can not be determined since the hex is 5f1c22. Check file name format</text:p>
          </table:table-cell>
          <table:table-cell office:value-type="string" calcext:value-type="string">
            <text:p>F10letter1,L10letter1.rb</text:p>
            <text:p>F10letter1,L10letter1</text:p>
            <text:p>F10letter2,L10letter2</text:p>
            <text:p>F10letter2,L10letter2.rb</text:p>
            <text:p>F10letter3,L10letter4.rb</text:p>
            <text:p>F10letter3,L10letter4</text:p>
            <text:p>F10letters,L10letters</text:p>
            <text:p>F10letters,L10letters.rb</text:p>
            <text:p>F5le2,L5le2</text:p>
            <text:p>F5le9,L5le1</text:p>
            <text:p>Firstname1,Lastname1</text:p>
            <text:p>Firstname2,Lastname2</text:p>
            <text:p>Firstname3,Lastname3invalid.rb</text:p>
            <text:p>Firstname3invalid,Lastname3invalid.rb</text:p>
            <text:p>Invalid.rb,Invalid.rb</text:p>
            <text:p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../results/a/results/Dimitar_Terziev_6_88db52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 a program named FirstName_LastName_ClassNumber_88db52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5 letters in their second name;</text:p>
            <text:p>4. Sort the result by Last Name A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5le9,L5le1</text:p>
            <text:p>F5le2,L5le2</text:p>
            <text:p>F5le3,L5le3</text:p>
            <text:p/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7T09:58:49.284735587</dc:date>
    <meta:document-statistic meta:table-count="1" meta:cell-count="124" meta:object-count="0"/>
    <meta:generator>LibreOffice/4.2.6.3$Linux_X86_64 LibreOffice_project/420m0$Build-3</meta:generator>
  </office:meta>
</office:document-meta>
</file>